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WebRequestTests.decorated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rvletWebReques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WebRequestTests.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WebRequestTests.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letWebRequestTests.native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